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f69" officeooo:paragraph-rsid="0000bf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ash@akash-HP-Pavilion-15-Notebook-PC:~$ #apt-get install smartpm-x.xx-x</text:p>
      <text:p text:style-name="P1">akash@akash-HP-Pavilion-15-Notebook-PC:~$ sudo apt-get install smartpm-x.xx-x</text:p>
      <text:p text:style-name="P1">[sudo] password for akash: 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E: Unable to locate package smartpm-x.xx-x</text:p>
      <text:p text:style-name="P1">E: Couldn't find any package by glob 'smartpm-x.xx-x'</text:p>
      <text:p text:style-name="P1">E: Couldn't find any package by regex 'smartpm-x.xx-x'</text:p>
      <text:p text:style-name="P1">akash@akash-HP-Pavilion-15-Notebook-PC:~$ ssh root@192.168.0.102</text:p>
      <text:p text:style-name="P1">root@raspberrypi3:~# mkdir tmp</text:p>
      <text:p text:style-name="P1">root@raspberrypi3:~# dpkg-deb -R original.deb tmp</text:p>
      <text:p text:style-name="P1">dpkg-deb: error: failed to read archive 'original.deb': No such file or directory</text:p>
      <text:p text:style-name="P1">root@raspberrypi3:~# dpkg-deb -R apt.deb tmp</text:p>
      <text:p text:style-name="P1">root@raspberrypi3:~# #edit DEBIAN/postinst</text:p>
      <text:p text:style-name="P1">root@raspberrypi3:~# dpkg-deb -b tmp fixed.deb</text:p>
      <text:p text:style-name="P1">dpkg-deb: building package 'apt' in 'fixed.deb'.</text:p>
      <text:p text:style-name="P1">tar: unrecognized option '--format=gnu'</text:p>
      <text:p text:style-name="P1">BusyBox v1.24.1 (2018-05-23 03:24:16 IST) multi-call binary.</text:p>
      <text:p text:style-name="P1"/>
      <text:p text:style-name="P1">Usage: tar -[cxtZzJjahmvO] [-X FILE] [-T FILE] [-f TARFILE] [-C DIR] [FILE]...</text:p>
      <text:p text:style-name="P1">dpkg-deb: error: subprocess tar -cf returned error exit status 1</text:p>
      <text:p text:style-name="P1">root@raspberrypi3:~# cd tmp</text:p>
      <text:p text:style-name="P1">root@raspberrypi3:~/tmp# ar p ../apt.deb control.tar.gz | tar -xz</text:p>
      <text:p text:style-name="P1">root@raspberrypi3:~/tmp# # edit postinst</text:p>
      <text:p text:style-name="P1">root@raspberrypi3:~/tmp# cp ../apt.deb ../fixed.deb</text:p>
      <text:p text:style-name="P1">root@raspberrypi3:~/tmp# tar czf control.tar.gz *[!z]</text:p>
      <text:p text:style-name="P1">root@raspberrypi3:~/tmp# ar r ../fixed.deb control.tar.gz</text:p>
      <text:p text:style-name="P1">root@raspberrypi3:~/tmp# apt-get install git</text:p>
      <text:p text:style-name="P1">-sh: apt-get: command not found</text:p>
      <text:p text:style-name="P1">root@raspberrypi3:~/tmp# ls <text:s text:c="3"/></text:p>
      <text:p text:style-name="P1">DEBIAN<text:tab/> <text:s text:c="2"/>control<text:tab/> <text:s text:c="2"/>etc<text:tab/> <text:s text:c="3"/>postinst <text:s/>shlibs <text:s/>var</text:p>
      <text:p text:style-name="P1">conffiles <text:s/>control.tar.gz <text:s/>md5sums <text:s/>postrm <text:s text:c="3"/>usr</text:p>
      <text:p text:style-name="P1">root@raspberrypi3:~/tmp# cd ..</text:p>
      <text:p text:style-name="P1">root@raspberrypi3:~# apt-get</text:p>
      <text:p text:style-name="P1">-sh: apt-get: command not found</text:p>
      <text:p text:style-name="P1">root@raspberrypi3:~# apt install</text:p>
      <text:p text:style-name="P1">-sh: apt: command not found</text:p>
      <text:p text:style-name="P1">root@raspberrypi3:~# dpkg --install git</text:p>
      <text:p text:style-name="P1">dpkg: error: failed to open package info file '/var/lib/dpkg/status' for reading: No such file or directory</text:p>
      <text:p text:style-name="P1">root@raspberrypi3:~# curl -O http://github-media-downloads.s3.amazonaws.com/osx/git-credential-osxkeychain</text:p>
      <text:p text:style-name="P1">-sh: curl: command not found</text:p>
      <text:p text:style-name="P1">root@raspberrypi3:~# wget http://github-media-downloads.s3.amazonaws.com/osx/git-credential-osxkeychain</text:p>
      <text:p text:style-name="P1">Connecting to github-media-downloads.s3.amazonaws.com (52.216.162.11:80)</text:p>
      <text:p text:style-name="P1">git-credential-osxke 100% |*******************************| 15520 <text:s text:c="2"/>0:00:00 ETA</text:p>
      <text:p text:style-name="P1">root@raspberrypi3:~# mv git-credential-osxkeychain /usr/local/bin</text:p>
      <text:p text:style-name="P1">mv: cannot move 'git-credential-osxkeychain' to '/usr/local/bin': No such file or directory</text:p>
      <text:p text:style-name="P1">root@raspberrypi3:~# ls</text:p>
      <text:p text:style-name="P1">apt.deb <text:s/>fixed.deb <text:s/>git-credential-osxkeychain<text:tab/>tmp</text:p>
      <text:p text:style-name="P1"><text:soft-page-break/>root@raspberrypi3:~# cd ..</text:p>
      <text:p text:style-name="P1">root@raspberrypi3:/home# cd ..</text:p>
      <text:p text:style-name="P1">root@raspberrypi3:/# mv git-credential-osxkeychain /usr/local/bin</text:p>
      <text:p text:style-name="P1">mv: cannot stat 'git-credential-osxkeychain': No such file or directory</text:p>
      <text:p text:style-name="P1">root@raspberrypi3:/# wget http://github-media-downloads.s3.amazonaws.com/osx/git-credential-osxkeychain</text:p>
      <text:p text:style-name="P1">Connecting to github-media-downloads.s3.amazonaws.com (54.231.32.83:80)</text:p>
      <text:p text:style-name="P1">git-credential-osxke 100% |*******************************| 15520 <text:s text:c="2"/>0:00:00 ETA</text:p>
      <text:p text:style-name="P1">root@raspberrypi3:/# mv git-credential-osxkeychain /usr/local/binmv: cannot move 'git-credential-osxkeychain' to '/usr/local/bin': No such file or directory</text:p>
      <text:p text:style-name="P1">root@raspberrypi3:/# ls</text:p>
      <text:p text:style-name="P1">bin <text:s text:c="2"/>dev <text:s/>git-credential-osxkeychain <text:s/>lib<text:tab/> <text:s text:c="2"/>media <text:s/>proc<text:tab/>sbin <text:s/>sys <text:s/>usr</text:p>
      <text:p text:style-name="P1">boot <text:s/>etc <text:s/>home<text:tab/><text:tab/><text:tab/> <text:s text:c="6"/>lost+found <text:s/>mnt<text:tab/> <text:s/>run<text:tab/>srv <text:s text:c="2"/>tmp <text:s/>var</text:p>
      <text:p text:style-name="P1">root@raspberrypi3:/# cd usr</text:p>
      <text:p text:style-name="P1">root@raspberrypi3:/usr# ls</text:p>
      <text:p text:style-name="P1">arm-poky-linux-gnueabi<text:tab/>bin <text:s/>games <text:s/>include <text:s/>lib <text:s/>libexec <text:s/>sbin <text:s/>share<text:tab/>src</text:p>
      <text:p text:style-name="P1">root@raspberrypi3:/usr# mv git-credential-osxkeychain /usr/bin <text:s text:c="5"/>mv: cannot stat 'git-credential-osxkeychain': No such file or directory</text:p>
      <text:p text:style-name="P1">root@raspberrypi3:/usr# cd .. <text:s text:c="32"/></text:p>
      <text:p text:style-name="P1">root@raspberrypi3:/# ls</text:p>
      <text:p text:style-name="P1">bin <text:s text:c="2"/>dev <text:s/>git-credential-osxkeychain <text:s/>lib<text:tab/> <text:s text:c="2"/>media <text:s/>proc<text:tab/>sbin <text:s/>sys <text:s/>usr</text:p>
      <text:p text:style-name="P1">boot <text:s/>etc <text:s/>home<text:tab/><text:tab/><text:tab/> <text:s text:c="6"/>lost+found <text:s/>mnt<text:tab/> <text:s/>run<text:tab/>srv <text:s text:c="2"/>tmp <text:s/>var</text:p>
      <text:p text:style-name="P1">root@raspberrypi3:/# mv git-credential-osxkeychain /usr/bin</text:p>
      <text:p text:style-name="P1">root@raspberrypi3:/# chmod u+x /usr/bin/git-credential-osxkeychain</text:p>
      <text:p text:style-name="P1">root@raspberrypi3:/# git config --global credential.helper osxkeychain</text:p>
      <text:p text:style-name="P1">-sh: git: command not found</text:p>
      <text:p text:style-name="P1">root@raspberrypi3:/# cd usr</text:p>
      <text:p text:style-name="P1">root@raspberrypi3:/usr# cd bin</text:p>
      <text:p text:style-name="P1">root@raspberrypi3:/usr/bin# ls</text:p>
      <text:p text:style-name="P1">'['<text:tab/><text:tab/><text:tab/><text:tab/> <text:s text:c="3"/>lttng</text:p>
      <text:p text:style-name="P1">'[['<text:tab/><text:tab/><text:tab/><text:tab/> <text:s text:c="3"/>lttng-crash</text:p>
      <text:p text:style-name="P1">aclocal<text:tab/><text:tab/><text:tab/><text:tab/> <text:s text:c="3"/>lttng-relayd</text:p>
      <text:p text:style-name="P1">aclocal-1.15<text:tab/><text:tab/><text:tab/> <text:s text:c="3"/>lttng-sessiond</text:p>
      <text:p text:style-name="P1">addr2line<text:tab/><text:tab/><text:tab/> <text:s text:c="3"/>lzcat</text:p>
      <text:p text:style-name="P1">ar<text:tab/><text:tab/><text:tab/><text:tab/> <text:s text:c="3"/>lzcmp</text:p>
      <text:p text:style-name="P1">arch<text:tab/><text:tab/><text:tab/><text:tab/> <text:s text:c="3"/>lzdiff</text:p>
      <text:p text:style-name="P1">arch.coreutils<text:tab/><text:tab/><text:tab/> <text:s text:c="3"/>lzegrep</text:p>
      <text:p text:style-name="P1">arm-poky-linux-gnueabi-addr2line <text:s text:c="3"/>lzfgrep</text:p>
      <text:p text:style-name="P1">arm-poky-linux-gnueabi-ar<text:tab/> <text:s text:c="3"/>lzgrep</text:p>
      <text:p text:style-name="P1">arm-poky-linux-gnueabi-as<text:tab/> <text:s text:c="3"/>lzless</text:p>
      <text:p text:style-name="P1">arm-poky-linux-gnueabi-c++filt<text:tab/> <text:s text:c="3"/>lzma</text:p>
      <text:p text:style-name="P1">arm-poky-linux-gnueabi-cpp<text:tab/> <text:s text:c="3"/>lzmadec</text:p>
      <text:p text:style-name="P1">arm-poky-linux-gnueabi-dwp<text:tab/> <text:s text:c="3"/>lzmainfo</text:p>
      <text:p text:style-name="P1">arm-poky-linux-gnueabi-elfedit<text:tab/> <text:s text:c="3"/>lzmore</text:p>
      <text:p text:style-name="P1">arm-poky-linux-gnueabi-g++<text:tab/> <text:s text:c="3"/>m4</text:p>
      <text:p text:style-name="P1">arm-poky-linux-gnueabi-gcc<text:tab/> <text:s text:c="3"/>make</text:p>
      <text:p text:style-name="P1">arm-poky-linux-gnueabi-gcc-ar<text:tab/> <text:s text:c="3"/>makedb</text:p>
      <text:p text:style-name="P1">arm-poky-linux-gnueabi-gcc-nm<text:tab/> <text:s text:c="3"/>mapscrn</text:p>
      <text:p text:style-name="P1">arm-poky-linux-gnueabi-gcc-ranlib <text:s text:c="2"/>md5sum</text:p>
      <text:p text:style-name="P1">arm-poky-linux-gnueabi-gprof<text:tab/> <text:s text:c="3"/>md5sum.coreutils</text:p>
      <text:p text:style-name="P1">arm-poky-linux-gnueabi-ld<text:tab/> <text:s text:c="3"/>mesg</text:p>
      <text:p text:style-name="P1">arm-poky-linux-gnueabi-ld.bfd<text:tab/> <text:s text:c="3"/>mesg.util-linux</text:p>
      <text:p text:style-name="P1"><text:soft-page-break/>arm-poky-linux-gnueabi-ld.gold<text:tab/> <text:s text:c="3"/>microcom</text:p>
      <text:p text:style-name="P1">arm-poky-linux-gnueabi-nm<text:tab/> <text:s text:c="3"/>mkfifo</text:p>
      <text:p text:style-name="P1">arm-poky-linux-gnueabi-objcopy<text:tab/> <text:s text:c="3"/>mkfifo.coreutils</text:p>
      <text:p text:style-name="P1">arm-poky-linux-gnueabi-objdump<text:tab/> <text:s text:c="3"/>mktemp.coreutils</text:p>
      <text:p text:style-name="P1">arm-poky-linux-gnueabi-pkg-config <text:s text:c="2"/>ms_print</text:p>
      <text:p text:style-name="P1">arm-poky-linux-gnueabi-ranlib<text:tab/> <text:s text:c="3"/>msgattrib</text:p>
      <text:p text:style-name="P1">arm-poky-linux-gnueabi-readelf<text:tab/> <text:s text:c="3"/>msgcat</text:p>
      <text:p text:style-name="P1">arm-poky-linux-gnueabi-size<text:tab/> <text:s text:c="3"/>msgcmp</text:p>
      <text:p text:style-name="P1">arm-poky-linux-gnueabi-strings<text:tab/> <text:s text:c="3"/>msgcomm</text:p>
      <text:p text:style-name="P1">arm-poky-linux-gnueabi-strip<text:tab/> <text:s text:c="3"/>msgconv</text:p>
      <text:p text:style-name="P1">as<text:tab/><text:tab/><text:tab/><text:tab/> <text:s text:c="3"/>msgen</text:p>
      <text:p text:style-name="P1">autoconf<text:tab/><text:tab/><text:tab/> <text:s text:c="3"/>msgexec</text:p>
      <text:p text:style-name="P1">autoheader<text:tab/><text:tab/><text:tab/> <text:s text:c="3"/>msgfilter</text:p>
      <text:p text:style-name="P1">autom4te<text:tab/><text:tab/><text:tab/> <text:s text:c="3"/>msgfmt</text:p>
      <text:p text:style-name="P1">automake<text:tab/><text:tab/><text:tab/> <text:s text:c="3"/>msggrep</text:p>
      <text:p text:style-name="P1">automake-1.15<text:tab/><text:tab/><text:tab/> <text:s text:c="3"/>msginit</text:p>
      <text:p text:style-name="P1">autopoint<text:tab/><text:tab/><text:tab/> <text:s text:c="3"/>msgmerge</text:p>
      <text:p text:style-name="P1">autoreconf<text:tab/><text:tab/><text:tab/> <text:s text:c="3"/>msgunfmt</text:p>
      <text:p text:style-name="P1">autoscan<text:tab/><text:tab/><text:tab/> <text:s text:c="3"/>msguniq</text:p>
      <text:p text:style-name="P1">autoupdate<text:tab/><text:tab/><text:tab/> <text:s text:c="3"/>mtrace</text:p>
      <text:p text:style-name="P1">awk<text:tab/><text:tab/><text:tab/><text:tab/> <text:s text:c="3"/>namei</text:p>
      <text:p text:style-name="P1">babeltrace<text:tab/><text:tab/><text:tab/> <text:s text:c="3"/>nc</text:p>
      <text:p text:style-name="P1">babeltrace-log<text:tab/><text:tab/><text:tab/> <text:s text:c="3"/>newgidmap</text:p>
      <text:p text:style-name="P1">base32<text:tab/><text:tab/><text:tab/><text:tab/> <text:s text:c="3"/>newgrp</text:p>
      <text:p text:style-name="P1">base64.coreutils<text:tab/><text:tab/> <text:s text:c="3"/>newgrp.shadow</text:p>
      <text:p text:style-name="P1">basename<text:tab/><text:tab/><text:tab/> <text:s text:c="3"/>newuidmap</text:p>
      <text:p text:style-name="P1">basename.coreutils<text:tab/><text:tab/> <text:s text:c="3"/>nice</text:p>
      <text:p text:style-name="P1">bashbug<text:tab/><text:tab/><text:tab/><text:tab/> <text:s text:c="3"/>nice.coreutils</text:p>
      <text:p text:style-name="P1">blkiomon<text:tab/><text:tab/><text:tab/> <text:s text:c="3"/>nl</text:p>
      <text:p text:style-name="P1">blkparse<text:tab/><text:tab/><text:tab/> <text:s text:c="3"/>nl.coreutils</text:p>
      <text:p text:style-name="P1">blkrawverify<text:tab/><text:tab/><text:tab/> <text:s text:c="3"/>nm</text:p>
      <text:p text:style-name="P1">blktrace<text:tab/><text:tab/><text:tab/> <text:s text:c="3"/>nohup</text:p>
      <text:p text:style-name="P1">bno_plot.py<text:tab/><text:tab/><text:tab/> <text:s text:c="3"/>nohup.coreutils</text:p>
      <text:p text:style-name="P1">btrace<text:tab/><text:tab/><text:tab/><text:tab/> <text:s text:c="3"/>nproc</text:p>
      <text:p text:style-name="P1">btrecord<text:tab/><text:tab/><text:tab/> <text:s text:c="3"/>nproc.coreutils</text:p>
      <text:p text:style-name="P1">btreplay<text:tab/><text:tab/><text:tab/> <text:s text:c="3"/>nsenter</text:p>
      <text:p text:style-name="P1">btt<text:tab/><text:tab/><text:tab/><text:tab/> <text:s text:c="3"/>nslookup</text:p>
      <text:p text:style-name="P1">bunzip2<text:tab/><text:tab/><text:tab/><text:tab/> <text:s text:c="3"/>numfmt</text:p>
      <text:p text:style-name="P1">bunzip2.bzip2<text:tab/><text:tab/><text:tab/> <text:s text:c="3"/>objcopy</text:p>
      <text:p text:style-name="P1">busctl<text:tab/><text:tab/><text:tab/><text:tab/> <text:s text:c="3"/>objdump</text:p>
      <text:p text:style-name="P1">bzcat<text:tab/><text:tab/><text:tab/><text:tab/> <text:s text:c="3"/>od</text:p>
      <text:p text:style-name="P1">bzcat.bzip2<text:tab/><text:tab/><text:tab/> <text:s text:c="3"/>od.coreutils</text:p>
      <text:p text:style-name="P1">bzcmp<text:tab/><text:tab/><text:tab/><text:tab/> <text:s text:c="3"/>openssl</text:p>
      <text:p text:style-name="P1">bzdiff<text:tab/><text:tab/><text:tab/><text:tab/> <text:s text:c="3"/>openvt</text:p>
      <text:p text:style-name="P1">bzegrep<text:tab/><text:tab/><text:tab/><text:tab/> <text:s text:c="3"/>openvt.kbd</text:p>
      <text:p text:style-name="P1">bzfgrep<text:tab/><text:tab/><text:tab/><text:tab/> <text:s text:c="3"/>passwd</text:p>
      <text:p text:style-name="P1">bzgrep<text:tab/><text:tab/><text:tab/><text:tab/> <text:s text:c="3"/>passwd.shadow</text:p>
      <text:p text:style-name="P1">bzip2<text:tab/><text:tab/><text:tab/><text:tab/> <text:s text:c="3"/>paste</text:p>
      <text:p text:style-name="P1">bzip2recover<text:tab/><text:tab/><text:tab/> <text:s text:c="3"/>paste.coreutils</text:p>
      <text:p text:style-name="P1">bzless<text:tab/><text:tab/><text:tab/><text:tab/> <text:s text:c="3"/>patch</text:p>
      <text:p text:style-name="P1">bzmore<text:tab/><text:tab/><text:tab/><text:tab/> <text:s text:c="3"/>patch.patch</text:p>
      <text:p text:style-name="P1">c++<text:tab/><text:tab/><text:tab/><text:tab/> <text:s text:c="3"/>pathchk</text:p>
      <text:p text:style-name="P1"><text:soft-page-break/>c++filt<text:tab/><text:tab/><text:tab/><text:tab/> <text:s text:c="3"/>pathchk.coreutils</text:p>
      <text:p text:style-name="P1">c_rehash<text:tab/><text:tab/><text:tab/> <text:s text:c="3"/>pcprofiledump</text:p>
      <text:p text:style-name="P1">cal<text:tab/><text:tab/><text:tab/><text:tab/> <text:s text:c="3"/>perf</text:p>
      <text:p text:style-name="P1">callgrind_annotate<text:tab/><text:tab/> <text:s text:c="3"/>perl</text:p>
      <text:p text:style-name="P1">callgrind_control<text:tab/><text:tab/> <text:s text:c="3"/>perl5.22.1</text:p>
      <text:p text:style-name="P1">cc<text:tab/><text:tab/><text:tab/><text:tab/> <text:s text:c="3"/>pg</text:p>
      <text:p text:style-name="P1">ccache<text:tab/><text:tab/><text:tab/><text:tab/> <text:s text:c="3"/>pinky</text:p>
      <text:p text:style-name="P1">cg_annotate<text:tab/><text:tab/><text:tab/> <text:s text:c="3"/>pinky.coreutils</text:p>
      <text:p text:style-name="P1">cg_diff<text:tab/><text:tab/><text:tab/><text:tab/> <text:s text:c="3"/>pkg-config</text:p>
      <text:p text:style-name="P1">cg_merge<text:tab/><text:tab/><text:tab/> <text:s text:c="3"/>pldd</text:p>
      <text:p text:style-name="P1">chage<text:tab/><text:tab/><text:tab/><text:tab/> <text:s text:c="3"/>pr</text:p>
      <text:p text:style-name="P1">chcon<text:tab/><text:tab/><text:tab/><text:tab/> <text:s text:c="3"/>pr.coreutils</text:p>
      <text:p text:style-name="P1">chcon.coreutils<text:tab/><text:tab/><text:tab/> <text:s text:c="3"/>printenv</text:p>
      <text:p text:style-name="P1">chfn<text:tab/><text:tab/><text:tab/><text:tab/> <text:s text:c="3"/>printenv.coreutils</text:p>
      <text:p text:style-name="P1">chfn.shadow<text:tab/><text:tab/><text:tab/> <text:s text:c="3"/>printf</text:p>
      <text:p text:style-name="P1">chrt<text:tab/><text:tab/><text:tab/><text:tab/> <text:s text:c="3"/>printf.coreutils</text:p>
      <text:p text:style-name="P1">chrt.util-linux<text:tab/><text:tab/><text:tab/> <text:s text:c="3"/>prlimit</text:p>
      <text:p text:style-name="P1">chsh<text:tab/><text:tab/><text:tab/><text:tab/> <text:s text:c="3"/>psfaddtable</text:p>
      <text:p text:style-name="P1">chsh.shadow<text:tab/><text:tab/><text:tab/> <text:s text:c="3"/>psfgettable</text:p>
      <text:p text:style-name="P1">chvt<text:tab/><text:tab/><text:tab/><text:tab/> <text:s text:c="3"/>psfstriptable</text:p>
      <text:p text:style-name="P1">chvt.kbd<text:tab/><text:tab/><text:tab/> <text:s text:c="3"/>psfxtable</text:p>
      <text:p text:style-name="P1">cksum<text:tab/><text:tab/><text:tab/><text:tab/> <text:s text:c="3"/>psplash</text:p>
      <text:p text:style-name="P1">cksum.coreutils<text:tab/><text:tab/><text:tab/> <text:s text:c="3"/>psplash-default</text:p>
      <text:p text:style-name="P1">clear<text:tab/><text:tab/><text:tab/><text:tab/> <text:s text:c="3"/>psplash-raspberrypi</text:p>
      <text:p text:style-name="P1">cmp<text:tab/><text:tab/><text:tab/><text:tab/> <text:s text:c="3"/>psplash-write</text:p>
      <text:p text:style-name="P1">cmp.diffutils<text:tab/><text:tab/><text:tab/> <text:s text:c="3"/>ptx</text:p>
      <text:p text:style-name="P1">col<text:tab/><text:tab/><text:tab/><text:tab/> <text:s text:c="3"/>ptx.coreutils</text:p>
      <text:p text:style-name="P1">colcrt<text:tab/><text:tab/><text:tab/><text:tab/> <text:s text:c="3"/>python</text:p>
      <text:p text:style-name="P1">colrm<text:tab/><text:tab/><text:tab/><text:tab/> <text:s text:c="3"/>python-config</text:p>
      <text:p text:style-name="P1">column<text:tab/><text:tab/><text:tab/><text:tab/> <text:s text:c="3"/>python2</text:p>
      <text:p text:style-name="P1">comm<text:tab/><text:tab/><text:tab/><text:tab/> <text:s text:c="3"/>python2-config</text:p>
      <text:p text:style-name="P1">comm.coreutils<text:tab/><text:tab/><text:tab/> <text:s text:c="3"/>python2.7</text:p>
      <text:p text:style-name="P1">cpp<text:tab/><text:tab/><text:tab/><text:tab/> <text:s text:c="3"/>python2.7-config</text:p>
      <text:p text:style-name="P1">crossscripts<text:tab/><text:tab/><text:tab/> <text:s text:c="3"/>quilt</text:p>
      <text:p text:style-name="P1">csplit<text:tab/><text:tab/><text:tab/><text:tab/> <text:s text:c="3"/>ranlib</text:p>
      <text:p text:style-name="P1">csplit.coreutils<text:tab/><text:tab/> <text:s text:c="3"/>readelf</text:p>
      <text:p text:style-name="P1">cut<text:tab/><text:tab/><text:tab/><text:tab/> <text:s text:c="3"/>readlink</text:p>
      <text:p text:style-name="P1">cut.coreutils<text:tab/><text:tab/><text:tab/> <text:s text:c="3"/>readlink.coreutils</text:p>
      <text:p text:style-name="P1">dbclient<text:tab/><text:tab/><text:tab/> <text:s text:c="3"/>realpath</text:p>
      <text:p text:style-name="P1">dbus-cleanup-sockets<text:tab/><text:tab/> <text:s text:c="3"/>realpath.coreutils</text:p>
      <text:p text:style-name="P1">dbus-daemon<text:tab/><text:tab/><text:tab/> <text:s text:c="3"/>recode-sr-latin</text:p>
      <text:p text:style-name="P1">dbus-launch<text:tab/><text:tab/><text:tab/> <text:s text:c="3"/>rename</text:p>
      <text:p text:style-name="P1">dbus-monitor<text:tab/><text:tab/><text:tab/> <text:s text:c="3"/>renice</text:p>
      <text:p text:style-name="P1">dbus-run-session<text:tab/><text:tab/> <text:s text:c="3"/>renice.util-linux</text:p>
      <text:p text:style-name="P1">dbus-send<text:tab/><text:tab/><text:tab/> <text:s text:c="3"/>reset</text:p>
      <text:p text:style-name="P1">dbus-update-activation-environment <text:s/>resize</text:p>
      <text:p text:style-name="P1">dbus-uuidgen<text:tab/><text:tab/><text:tab/> <text:s text:c="3"/>rev</text:p>
      <text:p text:style-name="P1">dc<text:tab/><text:tab/><text:tab/><text:tab/> <text:s text:c="3"/>rpcgen</text:p>
      <text:p text:style-name="P1">deallocvt<text:tab/><text:tab/><text:tab/> <text:s text:c="3"/>rpm</text:p>
      <text:p text:style-name="P1">deallocvt.kbd<text:tab/><text:tab/><text:tab/> <text:s text:c="3"/>rpmconstant</text:p>
      <text:p text:style-name="P1">df.coreutils<text:tab/><text:tab/><text:tab/> <text:s text:c="3"/>runcon</text:p>
      <text:p text:style-name="P1">diff<text:tab/><text:tab/><text:tab/><text:tab/> <text:s text:c="3"/>runcon.coreutils</text:p>
      <text:p text:style-name="P1"><text:soft-page-break/>diff.diffutils<text:tab/><text:tab/><text:tab/> <text:s text:c="3"/>scp</text:p>
      <text:p text:style-name="P1">diff3<text:tab/><text:tab/><text:tab/><text:tab/> <text:s text:c="3"/>script</text:p>
      <text:p text:style-name="P1">diffstat<text:tab/><text:tab/><text:tab/> <text:s text:c="3"/>scriptreplay</text:p>
      <text:p text:style-name="P1">dir<text:tab/><text:tab/><text:tab/><text:tab/> <text:s text:c="3"/>sdiff</text:p>
      <text:p text:style-name="P1">dir.coreutils<text:tab/><text:tab/><text:tab/> <text:s text:c="3"/>seq</text:p>
      <text:p text:style-name="P1">dircolors<text:tab/><text:tab/><text:tab/> <text:s text:c="3"/>seq.coreutils</text:p>
      <text:p text:style-name="P1">dircolors.coreutils<text:tab/><text:tab/> <text:s text:c="3"/>setarch</text:p>
      <text:p text:style-name="P1">dirname<text:tab/><text:tab/><text:tab/><text:tab/> <text:s text:c="3"/>setfont</text:p>
      <text:p text:style-name="P1">dirname.coreutils<text:tab/><text:tab/> <text:s text:c="3"/>setkeycodes</text:p>
      <text:p text:style-name="P1">dpkg<text:tab/><text:tab/><text:tab/><text:tab/> <text:s text:c="3"/>setleds</text:p>
      <text:p text:style-name="P1">dpkg-architecture<text:tab/><text:tab/> <text:s text:c="3"/>setmetamode</text:p>
      <text:p text:style-name="P1">dpkg-buildflags<text:tab/><text:tab/><text:tab/> <text:s text:c="3"/>setsid</text:p>
      <text:p text:style-name="P1">dpkg-buildpackage<text:tab/><text:tab/> <text:s text:c="3"/>setsid.util-linux</text:p>
      <text:p text:style-name="P1">dpkg-checkbuilddeps<text:tab/><text:tab/> <text:s text:c="3"/>setterm</text:p>
      <text:p text:style-name="P1">dpkg-deb<text:tab/><text:tab/><text:tab/> <text:s text:c="3"/>setvtrgb</text:p>
      <text:p text:style-name="P1">dpkg-distaddfile<text:tab/><text:tab/> <text:s text:c="3"/>sg</text:p>
      <text:p text:style-name="P1">dpkg-divert<text:tab/><text:tab/><text:tab/> <text:s text:c="3"/>sha1sum</text:p>
      <text:p text:style-name="P1">dpkg-genchanges<text:tab/><text:tab/><text:tab/> <text:s text:c="3"/>sha1sum.coreutils</text:p>
      <text:p text:style-name="P1">dpkg-gencontrol<text:tab/><text:tab/><text:tab/> <text:s text:c="3"/>sha224sum</text:p>
      <text:p text:style-name="P1">dpkg-gensymbols<text:tab/><text:tab/><text:tab/> <text:s text:c="3"/>sha224sum.coreutils</text:p>
      <text:p text:style-name="P1">dpkg-maintscript-helper<text:tab/><text:tab/> <text:s text:c="3"/>sha256sum</text:p>
      <text:p text:style-name="P1">dpkg-mergechangelogs<text:tab/><text:tab/> <text:s text:c="3"/>sha256sum.coreutils</text:p>
      <text:p text:style-name="P1">dpkg-name<text:tab/><text:tab/><text:tab/> <text:s text:c="3"/>sha384sum</text:p>
      <text:p text:style-name="P1">dpkg-parsechangelog<text:tab/><text:tab/> <text:s text:c="3"/>sha384sum.coreutils</text:p>
      <text:p text:style-name="P1">dpkg-query<text:tab/><text:tab/><text:tab/> <text:s text:c="3"/>sha512sum</text:p>
      <text:p text:style-name="P1">dpkg-scanpackages<text:tab/><text:tab/> <text:s text:c="3"/>sha512sum.coreutils</text:p>
      <text:p text:style-name="P1">dpkg-scansources<text:tab/><text:tab/> <text:s text:c="3"/>showconsolefont</text:p>
      <text:p text:style-name="P1">dpkg-shlibdeps<text:tab/><text:tab/><text:tab/> <text:s text:c="3"/>showkey</text:p>
      <text:p text:style-name="P1">dpkg-source<text:tab/><text:tab/><text:tab/> <text:s text:c="3"/>shred</text:p>
      <text:p text:style-name="P1">dpkg-split<text:tab/><text:tab/><text:tab/> <text:s text:c="3"/>shred.coreutils</text:p>
      <text:p text:style-name="P1">dpkg-statoverride<text:tab/><text:tab/> <text:s text:c="3"/>shuf</text:p>
      <text:p text:style-name="P1">dpkg-trigger<text:tab/><text:tab/><text:tab/> <text:s text:c="3"/>shuf.coreutils</text:p>
      <text:p text:style-name="P1">dpkg-vendor<text:tab/><text:tab/><text:tab/> <text:s text:c="3"/>size</text:p>
      <text:p text:style-name="P1">dtrace<text:tab/><text:tab/><text:tab/><text:tab/> <text:s text:c="3"/>slsh</text:p>
      <text:p text:style-name="P1">du<text:tab/><text:tab/><text:tab/><text:tab/> <text:s text:c="3"/>smart</text:p>
      <text:p text:style-name="P1">du.coreutils<text:tab/><text:tab/><text:tab/> <text:s text:c="3"/>sort</text:p>
      <text:p text:style-name="P1">dumpkeys<text:tab/><text:tab/><text:tab/> <text:s text:c="3"/>sort.coreutils</text:p>
      <text:p text:style-name="P1">dumpleases<text:tab/><text:tab/><text:tab/> <text:s text:c="3"/>split</text:p>
      <text:p text:style-name="P1">dwp<text:tab/><text:tab/><text:tab/><text:tab/> <text:s text:c="3"/>split.coreutils</text:p>
      <text:p text:style-name="P1">eject<text:tab/><text:tab/><text:tab/><text:tab/> <text:s text:c="3"/>sprof</text:p>
      <text:p text:style-name="P1">eject.util-linux<text:tab/><text:tab/> <text:s text:c="3"/>ssh</text:p>
      <text:p text:style-name="P1">elfedit<text:tab/><text:tab/><text:tab/><text:tab/> <text:s text:c="3"/>stap</text:p>
      <text:p text:style-name="P1">env<text:tab/><text:tab/><text:tab/><text:tab/> <text:s text:c="3"/>stap-merge</text:p>
      <text:p text:style-name="P1">env.coreutils<text:tab/><text:tab/><text:tab/> <text:s text:c="3"/>stap-report</text:p>
      <text:p text:style-name="P1">eu-ar<text:tab/><text:tab/><text:tab/><text:tab/> <text:s text:c="3"/>staprun</text:p>
      <text:p text:style-name="P1">eu-elfcmp<text:tab/><text:tab/><text:tab/> <text:s text:c="3"/>stapsh</text:p>
      <text:p text:style-name="P1">eu-elflint<text:tab/><text:tab/><text:tab/> <text:s text:c="3"/>stdbuf</text:p>
      <text:p text:style-name="P1">eu-findtextrel<text:tab/><text:tab/><text:tab/> <text:s text:c="3"/>stdbuf.coreutils</text:p>
      <text:p text:style-name="P1">eu-make-debug-archive<text:tab/><text:tab/> <text:s text:c="3"/>strace</text:p>
      <text:p text:style-name="P1">eu-ranlib<text:tab/><text:tab/><text:tab/> <text:s text:c="3"/>strace-log-merge</text:p>
      <text:p text:style-name="P1">eu-stack<text:tab/><text:tab/><text:tab/> <text:s text:c="3"/>strings</text:p>
      <text:p text:style-name="P1">eu-strings<text:tab/><text:tab/><text:tab/> <text:s text:c="3"/>strip</text:p>
      <text:p text:style-name="P1"><text:soft-page-break/>eu-unstrip<text:tab/><text:tab/><text:tab/> <text:s text:c="3"/>sum</text:p>
      <text:p text:style-name="P1">expand<text:tab/><text:tab/><text:tab/><text:tab/> <text:s text:c="3"/>sum.coreutils</text:p>
      <text:p text:style-name="P1">expand.coreutils<text:tab/><text:tab/> <text:s text:c="3"/>systemd-analyze</text:p>
      <text:p text:style-name="P1">expiry<text:tab/><text:tab/><text:tab/><text:tab/> <text:s text:c="3"/>systemd-cat</text:p>
      <text:p text:style-name="P1">expr<text:tab/><text:tab/><text:tab/><text:tab/> <text:s text:c="3"/>systemd-cgls</text:p>
      <text:p text:style-name="P1">expr.coreutils<text:tab/><text:tab/><text:tab/> <text:s text:c="3"/>systemd-cgtop</text:p>
      <text:p text:style-name="P1">factor<text:tab/><text:tab/><text:tab/><text:tab/> <text:s text:c="3"/>systemd-delta</text:p>
      <text:p text:style-name="P1">factor.coreutils<text:tab/><text:tab/> <text:s text:c="3"/>systemd-detect-virt</text:p>
      <text:p text:style-name="P1">faillog<text:tab/><text:tab/><text:tab/><text:tab/> <text:s text:c="3"/>systemd-nspawn</text:p>
      <text:p text:style-name="P1">fallocate<text:tab/><text:tab/><text:tab/> <text:s text:c="3"/>systemd-path</text:p>
      <text:p text:style-name="P1">fgconsole<text:tab/><text:tab/><text:tab/> <text:s text:c="3"/>systemd-run</text:p>
      <text:p text:style-name="P1">fgconsole.kbd<text:tab/><text:tab/><text:tab/> <text:s text:c="3"/>systemd-socket-activate</text:p>
      <text:p text:style-name="P1">file<text:tab/><text:tab/><text:tab/><text:tab/> <text:s text:c="3"/>systemd-stdio-bridge</text:p>
      <text:p text:style-name="P1">find<text:tab/><text:tab/><text:tab/><text:tab/> <text:s text:c="3"/>tac</text:p>
      <text:p text:style-name="P1">find.findutils<text:tab/><text:tab/><text:tab/> <text:s text:c="3"/>tac.coreutils</text:p>
      <text:p text:style-name="P1">findmnt<text:tab/><text:tab/><text:tab/><text:tab/> <text:s text:c="3"/>tail</text:p>
      <text:p text:style-name="P1">flock<text:tab/><text:tab/><text:tab/><text:tab/> <text:s text:c="3"/>tail.coreutils</text:p>
      <text:p text:style-name="P1">flock.util-linux<text:tab/><text:tab/> <text:s text:c="3"/>tailf</text:p>
      <text:p text:style-name="P1">fmt<text:tab/><text:tab/><text:tab/><text:tab/> <text:s text:c="3"/>taskset</text:p>
      <text:p text:style-name="P1">fmt.coreutils<text:tab/><text:tab/><text:tab/> <text:s text:c="3"/>tclsh</text:p>
      <text:p text:style-name="P1">fold<text:tab/><text:tab/><text:tab/><text:tab/> <text:s text:c="3"/>tclsh8.6</text:p>
      <text:p text:style-name="P1">fold.coreutils<text:tab/><text:tab/><text:tab/> <text:s text:c="3"/>tclsh8.6.4</text:p>
      <text:p text:style-name="P1">free<text:tab/><text:tab/><text:tab/><text:tab/> <text:s text:c="3"/>tee</text:p>
      <text:p text:style-name="P1">fuser<text:tab/><text:tab/><text:tab/><text:tab/> <text:s text:c="3"/>tee.coreutils</text:p>
      <text:p text:style-name="P1">g++<text:tab/><text:tab/><text:tab/><text:tab/> <text:s text:c="3"/>telnet</text:p>
      <text:p text:style-name="P1">gcc<text:tab/><text:tab/><text:tab/><text:tab/> <text:s text:c="3"/>test</text:p>
      <text:p text:style-name="P1">gcore<text:tab/><text:tab/><text:tab/><text:tab/> <text:s text:c="3"/>test.coreutils</text:p>
      <text:p text:style-name="P1">gdb<text:tab/><text:tab/><text:tab/><text:tab/> <text:s text:c="3"/>tftp</text:p>
      <text:p text:style-name="P1">gdbserver<text:tab/><text:tab/><text:tab/> <text:s text:c="3"/>time</text:p>
      <text:p text:style-name="P1">gencat<text:tab/><text:tab/><text:tab/><text:tab/> <text:s text:c="3"/>timedatectl</text:p>
      <text:p text:style-name="P1">getconf<text:tab/><text:tab/><text:tab/><text:tab/> <text:s text:c="3"/>timeout</text:p>
      <text:p text:style-name="P1">getent<text:tab/><text:tab/><text:tab/><text:tab/> <text:s text:c="3"/>timeout.coreutils</text:p>
      <text:p text:style-name="P1">getkeycodes<text:tab/><text:tab/><text:tab/> <text:s text:c="3"/>top</text:p>
      <text:p text:style-name="P1">gettextize<text:tab/><text:tab/><text:tab/> <text:s text:c="3"/>tr</text:p>
      <text:p text:style-name="P1">git-credential-osxkeychain<text:tab/> <text:s text:c="3"/>tr.coreutils</text:p>
      <text:p text:style-name="P1">gnu-configize<text:tab/><text:tab/><text:tab/> <text:s text:c="3"/>trace</text:p>
      <text:p text:style-name="P1">gpasswd<text:tab/><text:tab/><text:tab/><text:tab/> <text:s text:c="3"/>trace-cmd</text:p>
      <text:p text:style-name="P1">gprof<text:tab/><text:tab/><text:tab/><text:tab/> <text:s text:c="3"/>traceroute</text:p>
      <text:p text:style-name="P1">groups<text:tab/><text:tab/><text:tab/><text:tab/> <text:s text:c="3"/>truncate</text:p>
      <text:p text:style-name="P1">groups.coreutils<text:tab/><text:tab/> <text:s text:c="3"/>truncate.coreutils</text:p>
      <text:p text:style-name="P1">groups.shadow<text:tab/><text:tab/><text:tab/> <text:s text:c="3"/>tsort</text:p>
      <text:p text:style-name="P1">head<text:tab/><text:tab/><text:tab/><text:tab/> <text:s text:c="3"/>tsort.coreutils</text:p>
      <text:p text:style-name="P1">head.coreutils<text:tab/><text:tab/><text:tab/> <text:s text:c="3"/>tty</text:p>
      <text:p text:style-name="P1">hexdump<text:tab/><text:tab/><text:tab/><text:tab/> <text:s text:c="3"/>tty.coreutils</text:p>
      <text:p text:style-name="P1">hexdump.util-linux<text:tab/><text:tab/> <text:s text:c="3"/>ul</text:p>
      <text:p text:style-name="P1">hostid<text:tab/><text:tab/><text:tab/><text:tab/> <text:s text:c="3"/>uname26</text:p>
      <text:p text:style-name="P1">hostid.coreutils<text:tab/><text:tab/> <text:s text:c="3"/>unexpand</text:p>
      <text:p text:style-name="P1">hostnamectl<text:tab/><text:tab/><text:tab/> <text:s text:c="3"/>unexpand.coreutils</text:p>
      <text:p text:style-name="P1">iconv<text:tab/><text:tab/><text:tab/><text:tab/> <text:s text:c="3"/>unicode_start</text:p>
      <text:p text:style-name="P1">id<text:tab/><text:tab/><text:tab/><text:tab/> <text:s text:c="3"/>unicode_stop</text:p>
      <text:p text:style-name="P1">id.coreutils<text:tab/><text:tab/><text:tab/> <text:s text:c="3"/>uniq</text:p>
      <text:p text:style-name="P1">ifnames<text:tab/><text:tab/><text:tab/><text:tab/> <text:s text:c="3"/>uniq.coreutils</text:p>
      <text:p text:style-name="P1"><text:soft-page-break/>install<text:tab/><text:tab/><text:tab/><text:tab/> <text:s text:c="3"/>unlink</text:p>
      <text:p text:style-name="P1">install.coreutils<text:tab/><text:tab/> <text:s text:c="3"/>unlink.coreutils</text:p>
      <text:p text:style-name="P1">intltool-extract<text:tab/><text:tab/> <text:s text:c="3"/>unlzma</text:p>
      <text:p text:style-name="P1">intltool-merge<text:tab/><text:tab/><text:tab/> <text:s text:c="3"/>unshare</text:p>
      <text:p text:style-name="P1">intltool-prepare<text:tab/><text:tab/> <text:s text:c="3"/>unxz</text:p>
      <text:p text:style-name="P1">intltool-update<text:tab/><text:tab/><text:tab/> <text:s text:c="3"/>unzip</text:p>
      <text:p text:style-name="P1">intltoolize<text:tab/><text:tab/><text:tab/> <text:s text:c="3"/>update-alternatives</text:p>
      <text:p text:style-name="P1">ionice<text:tab/><text:tab/><text:tab/><text:tab/> <text:s text:c="3"/>updatedb</text:p>
      <text:p text:style-name="P1">iowatcher<text:tab/><text:tab/><text:tab/> <text:s text:c="3"/>uptime</text:p>
      <text:p text:style-name="P1">ipcmk<text:tab/><text:tab/><text:tab/><text:tab/> <text:s text:c="3"/>uptime.coreutils</text:p>
      <text:p text:style-name="P1">ipcrm<text:tab/><text:tab/><text:tab/><text:tab/> <text:s text:c="3"/>users</text:p>
      <text:p text:style-name="P1">ipcs<text:tab/><text:tab/><text:tab/><text:tab/> <text:s text:c="3"/>users.coreutils</text:p>
      <text:p text:style-name="P1">isosize<text:tab/><text:tab/><text:tab/><text:tab/> <text:s text:c="3"/>utmpdump</text:p>
      <text:p text:style-name="P1">join<text:tab/><text:tab/><text:tab/><text:tab/> <text:s text:c="3"/>utmpdump.util-linux</text:p>
      <text:p text:style-name="P1">join.coreutils<text:tab/><text:tab/><text:tab/> <text:s text:c="3"/>valgrind</text:p>
      <text:p text:style-name="P1">kbd_mode<text:tab/><text:tab/><text:tab/> <text:s text:c="3"/>valgrind-di-server</text:p>
      <text:p text:style-name="P1">kbdinfo<text:tab/><text:tab/><text:tab/><text:tab/> <text:s text:c="3"/>valgrind-listener</text:p>
      <text:p text:style-name="P1">kbdrate<text:tab/><text:tab/><text:tab/><text:tab/> <text:s text:c="3"/>vdir</text:p>
      <text:p text:style-name="P1">killall<text:tab/><text:tab/><text:tab/><text:tab/> <text:s text:c="3"/>vdir.coreutils</text:p>
      <text:p text:style-name="P1">last<text:tab/><text:tab/><text:tab/><text:tab/> <text:s text:c="3"/>verify_blkparse</text:p>
      <text:p text:style-name="P1">last.util-linux<text:tab/><text:tab/><text:tab/> <text:s text:c="3"/>vgdb</text:p>
      <text:p text:style-name="P1">lastb<text:tab/><text:tab/><text:tab/><text:tab/> <text:s text:c="3"/>vlock</text:p>
      <text:p text:style-name="P1">lastb.util-linux<text:tab/><text:tab/> <text:s text:c="3"/>wall</text:p>
      <text:p text:style-name="P1">lastlog<text:tab/><text:tab/><text:tab/><text:tab/> <text:s text:c="3"/>wall.util-linux</text:p>
      <text:p text:style-name="P1">lbracket.coreutils<text:tab/><text:tab/> <text:s text:c="3"/>wc</text:p>
      <text:p text:style-name="P1">ld<text:tab/><text:tab/><text:tab/><text:tab/> <text:s text:c="3"/>wc.coreutils</text:p>
      <text:p text:style-name="P1">ld.bfd<text:tab/><text:tab/><text:tab/><text:tab/> <text:s text:c="3"/>wdctl</text:p>
      <text:p text:style-name="P1">ld.gold<text:tab/><text:tab/><text:tab/><text:tab/> <text:s text:c="3"/>wget</text:p>
      <text:p text:style-name="P1">ldd<text:tab/><text:tab/><text:tab/><text:tab/> <text:s text:c="3"/>whereis</text:p>
      <text:p text:style-name="P1">less<text:tab/><text:tab/><text:tab/><text:tab/> <text:s text:c="3"/>which</text:p>
      <text:p text:style-name="P1">less.less<text:tab/><text:tab/><text:tab/> <text:s text:c="3"/>who</text:p>
      <text:p text:style-name="P1">lessecho<text:tab/><text:tab/><text:tab/> <text:s text:c="3"/>who.coreutils</text:p>
      <text:p text:style-name="P1">lesskey<text:tab/><text:tab/><text:tab/><text:tab/> <text:s text:c="3"/>whoami</text:p>
      <text:p text:style-name="P1">libtool<text:tab/><text:tab/><text:tab/><text:tab/> <text:s text:c="3"/>whoami.coreutils</text:p>
      <text:p text:style-name="P1">libtoolize<text:tab/><text:tab/><text:tab/> <text:s text:c="3"/>write</text:p>
      <text:p text:style-name="P1">link<text:tab/><text:tab/><text:tab/><text:tab/> <text:s text:c="3"/>xargs</text:p>
      <text:p text:style-name="P1">link.coreutils<text:tab/><text:tab/><text:tab/> <text:s text:c="3"/>xargs.findutils</text:p>
      <text:p text:style-name="P1">linux32<text:tab/><text:tab/><text:tab/><text:tab/> <text:s text:c="3"/>xgettext</text:p>
      <text:p text:style-name="P1">linux64<text:tab/><text:tab/><text:tab/><text:tab/> <text:s text:c="3"/>xmlcatalog</text:p>
      <text:p text:style-name="P1">loadkeys<text:tab/><text:tab/><text:tab/> <text:s text:c="3"/>xmllint</text:p>
      <text:p text:style-name="P1">loadunimap<text:tab/><text:tab/><text:tab/> <text:s text:c="3"/>xz</text:p>
      <text:p text:style-name="P1">locale<text:tab/><text:tab/><text:tab/><text:tab/> <text:s text:c="3"/>xzcat</text:p>
      <text:p text:style-name="P1">localectl<text:tab/><text:tab/><text:tab/> <text:s text:c="3"/>xzcmp</text:p>
      <text:p text:style-name="P1">locate<text:tab/><text:tab/><text:tab/><text:tab/> <text:s text:c="3"/>xzdec</text:p>
      <text:p text:style-name="P1">logger<text:tab/><text:tab/><text:tab/><text:tab/> <text:s text:c="3"/>xzdiff</text:p>
      <text:p text:style-name="P1">logger.util-linux<text:tab/><text:tab/> <text:s text:c="3"/>xzegrep</text:p>
      <text:p text:style-name="P1">logname<text:tab/><text:tab/><text:tab/><text:tab/> <text:s text:c="3"/>xzfgrep</text:p>
      <text:p text:style-name="P1">logname.coreutils<text:tab/><text:tab/> <text:s text:c="3"/>xzgrep</text:p>
      <text:p text:style-name="P1">look<text:tab/><text:tab/><text:tab/><text:tab/> <text:s text:c="3"/>xzless</text:p>
      <text:p text:style-name="P1">lsblk<text:tab/><text:tab/><text:tab/><text:tab/> <text:s text:c="3"/>xzmore</text:p>
      <text:p text:style-name="P1">lsipc<text:tab/><text:tab/><text:tab/><text:tab/> <text:s text:c="3"/>yes</text:p>
      <text:p text:style-name="P1">lslocks<text:tab/><text:tab/><text:tab/><text:tab/> <text:s text:c="3"/>yes.coreutils</text:p>
      <text:p text:style-name="P1"><text:soft-page-break/>lslogins</text:p>
      <text:p text:style-name="P1">root@raspberrypi3:/usr/bin# cd ..</text:p>
      <text:p text:style-name="P1">root@raspberrypi3:/usr# cd ..</text:p>
      <text:p text:style-name="P1">root@raspberrypi3:/# cd ..</text:p>
      <text:p text:style-name="P1">root@raspberrypi3:/# cd home</text:p>
      <text:p text:style-name="P1">root@raspberrypi3:/home# cd root</text:p>
      <text:p text:style-name="P1">root@raspberrypi3:~# git config --global credential.helper osxkeychain</text:p>
      <text:p text:style-name="P1">-sh: git: command not found</text:p>
      <text:p text:style-name="P1">root@raspberrypi3:~# <text:s/>git clone https://github.com/git/git.git</text:p>
      <text:p text:style-name="P1">-sh: git: command not found</text:p>
      <text:p text:style-name="P1">root@raspberrypi3:~# </text:p>
      <text:p text:style-name="P1">root@raspberrypi3:~# intltool-extract apt.deb</text:p>
      <text:p text:style-name="P1">Generating C format header file for translation.</text:p>
      <text:p text:style-name="P1">Wrote apt.deb.h</text:p>
      <text:p text:style-name="P1">root@raspberrypi3:~# </text:p>
      <text:p text:style-name="P1">root@raspberrypi3:~# wget --no-check-certificate --content-disposition https://github.com/joyent/node/tarball/v0.7.1</text:p>
      <text:p text:style-name="P1">wget: unrecognized option '--content-disposition'</text:p>
      <text:p text:style-name="P1">BusyBox v1.24.1 (2018-05-23 03:24:16 IST) multi-call binary.</text:p>
      <text:p text:style-name="P1"/>
      <text:p text:style-name="P1">Usage: wget [-c|--continue] [-s|--spider] [-q|--quiet] [-O|--output-document FILE]</text:p>
      <text:p text:style-name="P1"><text:tab/>[--header 'header: value'] [-Y|--proxy on/off] [-P DIR]</text:p>
      <text:p text:style-name="P1"><text:tab/>[-U|--user-agent AGENT] [-T SEC] URL...</text:p>
      <text:p text:style-name="P1">root@raspberrypi3:~# wget --no-check-certificate -q https://github.com/joyent/node/tarball/v0.7.1</text:p>
      <text:p text:style-name="P1">wget: error getting response: No such file or directory</text:p>
      <text:p text:style-name="P1">root@raspberrypi3:~# wget -r --tries=10 http://fly.srk.fer.hr/ -o log</text:p>
      <text:p text:style-name="P1">wget: invalid option -- 'r'</text:p>
      <text:p text:style-name="P1">BusyBox v1.24.1 (2018-05-23 03:24:16 IST) multi-call binary.</text:p>
      <text:p text:style-name="P1"/>
      <text:p text:style-name="P1">Usage: wget [-c|--continue] [-s|--spider] [-q|--quiet] [-O|--output-document FILE]</text:p>
      <text:p text:style-name="P1"><text:tab/>[--header 'header: value'] [-Y|--proxy on/off] [-P DIR]</text:p>
      <text:p text:style-name="P1"><text:tab/>[-U|--user-agent AGENT] [-T SEC] URL...</text:p>
      <text:p text:style-name="P1">root@raspberrypi3:~# wget <text:s/>https://github.com/joyent/node/tarball/v0.7.1Connecting to github.com (192.30.253.112:443)</text:p>
      <text:p text:style-name="P1">wget: error getting response: No such file or directory</text:p>
      <text:p text:style-name="P1">root@raspberrypi3:~# ls</text:p>
      <text:p text:style-name="P1">apt.deb <text:s/>apt.deb.h <text:s/>fixed.deb <text:s/>git-credential-osxkeychain <text:s/>tmp</text:p>
      <text:p text:style-name="P1">root@raspberrypi3:~# cd ..</text:p>
      <text:p text:style-name="P1">root@raspberrypi3:/home# cd ..</text:p>
      <text:p text:style-name="P1">root@raspberrypi3:/# wget <text:s/>https://github.com/joyent/node/tarball/v0.7.1</text:p>
      <text:p text:style-name="P1">Connecting to github.com (192.30.253.112:443)</text:p>
      <text:p text:style-name="P1">wget: error getting response: No such file or directory</text:p>
      <text:p text:style-name="P1">root@raspberrypi3:/# wget <text:s/>https://github.com/joyent/node/tarball/v0.7.1</text:p>
      <text:p text:style-name="P1">Connecting to github.com (192.30.253.113:443)</text:p>
      <text:p text:style-name="P1">wget: error getting response: No such file or directory</text:p>
      <text:p text:style-name="P1">root@raspberrypi3:/# <text:s/>strings /bin/tar | grep -i version</text:p>
      <text:p text:style-name="P1">module has wrong symbol version</text:p>
      <text:p text:style-name="P1">1) software that runs at boot time (e.g., old versions of LILO)</text:p>
      <text:p text:style-name="P1">Setting up swapspace version 1, size = %llu bytes</text:p>
      <text:p text:style-name="P1">setting version on %s</text:p>
      <text:p text:style-name="P1">--version</text:p>
      <text:p text:style-name="P1">This is not GNU sed version 4.0</text:p>
      <text:p text:style-name="P1"><text:soft-page-break/>bad byte count for conversion character %s</text:p>
      <text:p text:style-name="P1">bad conversion character %%%s</text:p>
      <text:p text:style-name="P1">byte count with multiple conversion characters</text:p>
      <text:p text:style-name="P1">rkernel-version</text:p>
      <text:p text:style-name="P1">.gnu.version</text:p>
      <text:p text:style-name="P1">.gnu.version_r</text:p>
      <text:p text:style-name="P1">root@raspberrypi3:/# cd home</text:p>
      <text:p text:style-name="P1">root@raspberrypi3:/home# cd root</text:p>
      <text:p text:style-name="P1">root@raspberrypi3:~# <text:s/>strings /bin/tar | grep -i version</text:p>
      <text:p text:style-name="P1">module has wrong symbol version</text:p>
      <text:p text:style-name="P1">1) software that runs at boot time (e.g., old versions of LILO)</text:p>
      <text:p text:style-name="P1">Setting up swapspace version 1, size = %llu bytes</text:p>
      <text:p text:style-name="P1">setting version on %s</text:p>
      <text:p text:style-name="P1">--version</text:p>
      <text:p text:style-name="P1">This is not GNU sed version 4.0</text:p>
      <text:p text:style-name="P1">bad byte count for conversion character %s</text:p>
      <text:p text:style-name="P1">bad conversion character %%%s</text:p>
      <text:p text:style-name="P1">byte count with multiple conversion characters</text:p>
      <text:p text:style-name="P1">rkernel-version</text:p>
      <text:p text:style-name="P1">.gnu.version</text:p>
      <text:p text:style-name="P1">.gnu.version_r</text:p>
      <text:p text:style-name="P1">root@raspberrypi3:~# cd ..</text:p>
      <text:p text:style-name="P1">root@raspberrypi3:/home# cd ..</text:p>
      <text:p text:style-name="P1">root@raspberrypi3:/# ls</text:p>
      <text:p text:style-name="P1">bin <text:s text:c="2"/>dev <text:s/>home <text:s/>lost+found <text:s/>mnt <text:s text:c="2"/>run<text:tab/> srv <text:s/>tmp <text:s/>var</text:p>
      <text:p text:style-name="P1">boot <text:s/>etc <text:s/>lib<text:tab/> media<text:tab/> <text:s text:c="4"/>proc <text:s/>sbin <text:s/>sys <text:s/>usr</text:p>
      <text:p text:style-name="P1">root@raspberrypi3:/# cd bin</text:p>
      <text:p text:style-name="P1">root@raspberrypi3:/bin# ls</text:p>
      <text:p text:style-name="P1">ash<text:tab/><text:tab/> <text:s/>kill<text:tab/><text:tab/><text:tab/> sed</text:p>
      <text:p text:style-name="P1">base64<text:tab/><text:tab/> <text:s/>kill.coreutils<text:tab/> sh</text:p>
      <text:p text:style-name="P1">bash<text:tab/><text:tab/> <text:s/>kill.util-linux<text:tab/> sleep</text:p>
      <text:p text:style-name="P1">busybox<text:tab/><text:tab/> <text:s/>kmod<text:tab/><text:tab/><text:tab/> sleep.coreutils</text:p>
      <text:p text:style-name="P1">busybox.nosuid<text:tab/> <text:s/>ln<text:tab/><text:tab/><text:tab/> stat</text:p>
      <text:p text:style-name="P1">busybox.suid<text:tab/> <text:s/>ln.coreutils<text:tab/><text:tab/> stat.coreutils</text:p>
      <text:p text:style-name="P1">cat<text:tab/><text:tab/> <text:s/>login<text:tab/><text:tab/><text:tab/> stty</text:p>
      <text:p text:style-name="P1">cat.coreutils<text:tab/> <text:s/>login.shadow<text:tab/><text:tab/> stty.coreutils</text:p>
      <text:p text:style-name="P1">chattr<text:tab/><text:tab/> <text:s/>loginctl<text:tab/><text:tab/> su</text:p>
      <text:p text:style-name="P1">chgrp<text:tab/><text:tab/> <text:s/>ls<text:tab/><text:tab/><text:tab/> su.shadow</text:p>
      <text:p text:style-name="P1">chgrp.coreutils <text:s text:c="2"/>ls.coreutils<text:tab/><text:tab/> sync</text:p>
      <text:p text:style-name="P1">chmod<text:tab/><text:tab/> <text:s/>lsmod<text:tab/><text:tab/><text:tab/> sync.coreutils</text:p>
      <text:p text:style-name="P1">chmod.coreutils <text:s text:c="2"/>lsmod.kmod<text:tab/><text:tab/> systemctl</text:p>
      <text:p text:style-name="P1">chown<text:tab/><text:tab/> <text:s/>machinectl<text:tab/><text:tab/> systemd-ask-password</text:p>
      <text:p text:style-name="P1">chown.coreutils <text:s text:c="2"/>mkdir<text:tab/><text:tab/><text:tab/> systemd-escape</text:p>
      <text:p text:style-name="P1">cp<text:tab/><text:tab/> <text:s/>mkdir.coreutils<text:tab/> systemd-firstboot</text:p>
      <text:p text:style-name="P1">cp.coreutils<text:tab/> <text:s/>mknod<text:tab/><text:tab/><text:tab/> systemd-hwdb</text:p>
      <text:p text:style-name="P1">cpio<text:tab/><text:tab/> <text:s/>mknod.coreutils<text:tab/> systemd-inhibit</text:p>
      <text:p text:style-name="P1">date<text:tab/><text:tab/> <text:s/>mktemp<text:tab/><text:tab/> systemd-machine-id-setup</text:p>
      <text:p text:style-name="P1">date.coreutils<text:tab/> <text:s/>more<text:tab/><text:tab/><text:tab/> systemd-notify</text:p>
      <text:p text:style-name="P1">dd<text:tab/><text:tab/> <text:s/>more.util-linux<text:tab/> systemd-sysusers</text:p>
      <text:p text:style-name="P1">dd.coreutils<text:tab/> <text:s/>mount<text:tab/><text:tab/><text:tab/> systemd-tmpfiles</text:p>
      <text:p text:style-name="P1">df<text:tab/><text:tab/> <text:s/>mount.util-linux<text:tab/> systemd-tty-ask-password-agent</text:p>
      <text:p text:style-name="P1">dmesg<text:tab/><text:tab/> <text:s/>mountpoint<text:tab/><text:tab/> tar</text:p>
      <text:p text:style-name="P1"><text:soft-page-break/>dmesg.util-linux <text:s/>mountpoint.util-linux <text:s/>touch</text:p>
      <text:p text:style-name="P1">dnsdomainname<text:tab/> <text:s/>mv<text:tab/><text:tab/><text:tab/> touch.coreutils</text:p>
      <text:p text:style-name="P1">dumpkmap<text:tab/> <text:s/>mv.coreutils<text:tab/><text:tab/> true</text:p>
      <text:p text:style-name="P1">echo<text:tab/><text:tab/> <text:s/>netstat<text:tab/><text:tab/> true.coreutils</text:p>
      <text:p text:style-name="P1">echo.coreutils<text:tab/> <text:s/>pidof<text:tab/><text:tab/><text:tab/> udevadm</text:p>
      <text:p text:style-name="P1">egrep<text:tab/><text:tab/> <text:s/>ping<text:tab/><text:tab/><text:tab/> umount</text:p>
      <text:p text:style-name="P1">false<text:tab/><text:tab/> <text:s/>ping6<text:tab/><text:tab/><text:tab/> umount.util-linux</text:p>
      <text:p text:style-name="P1">false.coreutils <text:s text:c="2"/>ps<text:tab/><text:tab/><text:tab/> uname</text:p>
      <text:p text:style-name="P1">fgrep<text:tab/><text:tab/> <text:s/>pwd<text:tab/><text:tab/><text:tab/> uname.coreutils</text:p>
      <text:p text:style-name="P1">getopt<text:tab/><text:tab/> <text:s/>pwd.coreutils<text:tab/><text:tab/> usleep</text:p>
      <text:p text:style-name="P1">grep<text:tab/><text:tab/> <text:s/>rm<text:tab/><text:tab/><text:tab/> vi</text:p>
      <text:p text:style-name="P1">gunzip<text:tab/><text:tab/> <text:s/>rm.coreutils<text:tab/><text:tab/> watch</text:p>
      <text:p text:style-name="P1">gzip<text:tab/><text:tab/> <text:s/>rmdir<text:tab/><text:tab/><text:tab/> zcat</text:p>
      <text:p text:style-name="P1">hostname<text:tab/> <text:s/>rmdir.coreutils</text:p>
      <text:p text:style-name="P1">journalctl<text:tab/> <text:s/>run-parts</text:p>
      <text:p text:style-name="P1">root@raspberrypi3:/bin# cd tar</text:p>
      <text:p text:style-name="P1">-sh: cd: tar: Not a directory</text:p>
      <text:p text:style-name="P1">root@raspberrypi3:/bin# vi tar</text:p>
      <text:p text:style-name="P1">root@raspberrypi3:/bin# cd ,,</text:p>
      <text:p text:style-name="P1">-sh: cd: ,,: No such file or directory</text:p>
      <text:p text:style-name="P1">root@raspberrypi3:/bin# cd ..</text:p>
      <text:p text:style-name="P1">root@raspberrypi3:/# dnf install git</text:p>
      <text:p text:style-name="P1">-sh: dnf: command not found</text:p>
      <text:p text:style-name="P1">root@raspberrypi3:/#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3:20:31.439461857</meta:creation-date>
    <dc:date>2018-06-05T23:21:21.778725805</dc:date>
    <meta:editing-duration>PT51S</meta:editing-duration>
    <meta:editing-cycles>1</meta:editing-cycles>
    <meta:document-statistic meta:table-count="0" meta:image-count="0" meta:object-count="0" meta:page-count="10" meta:paragraph-count="481" meta:word-count="1501" meta:character-count="16353" meta:non-whitespace-character-count="13278"/>
    <meta:generator>LibreOffice/5.1.6.2$Linux_X86_64 LibreOffice_project/10m0$Build-2</meta:generator>
  </office:meta>
</office:document-meta>
</file>